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style:text-properties style:font-name="Segoe UI" fo:font-size="26pt" style:font-size-asian="26pt" style:font-size-complex="26pt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7" style:family="paragraph"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4" style:family="text">
      <style:text-properties style:font-name="Segoe UI" fo:font-size="26pt" style:font-size-asian="26pt" style:font-size-complex="26pt"/>
    </style:style>
    <style:style style:name="T5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ffffff" style:font-name="Segoe UI" fo:font-size="32pt" fo:text-shadow="1pt 1pt" style:font-size-asian="32pt" style:font-size-complex="32pt"/>
    </style:style>
    <style:style style:name="T11" style:family="text">
      <style:text-properties fo:color="#ffffff" style:font-name="Segoe UI" fo:font-size="26pt" fo:text-shadow="1pt 1pt" style:font-size-asian="26pt" style:font-size-complex="26pt"/>
    </style:style>
    <style:style style:name="T12" style:family="text">
      <style:text-properties fo:color="#ffffff" style:font-name="Segoe UI" fo:font-size="32pt" style:font-size-asian="32pt" style:font-size-complex="32pt"/>
    </style:style>
    <style:style style:name="T13" style:family="text">
      <style:text-properties fo:color="#ffffff" style:font-name="Segoe UI" fo:font-size="26pt" style:font-size-asian="26pt" style:font-size-complex="26pt"/>
    </style:style>
    <style:style style:name="T14" style:family="text">
      <style:text-properties fo:color="#ffffff" style:text-position="33% 58%" style:font-name="Segoe UI1" fo:font-size="32pt" style:font-name-asian="Segoe UI1" style:font-size-asian="32pt" style:font-name-complex="Segoe UI1" style:font-size-complex="32pt"/>
    </style:style>
    <style:style style:name="T15" style:family="text">
      <style:text-properties fo:color="#ffffff" style:font-name="Segoe UI1" fo:font-size="32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5.908cm" svg:height="3.989cm" svg:x="1.016cm" svg:y="0.762cm">
          <draw:text-box>
            <text:p text:style-name="P1"><text:span text:style-name="T1">Old Testament Reading</text:span></text:p>
            <text:p text:style-name="P1"><text:span text:style-name="T2">“</text:span><text:span text:style-name="T2">Isaiah 61:1–4, 8–11”</text:span><text:span text:style-name="T3"> </text:span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3" draw:layer="layout" svg:width="25.908cm" svg:height="9.269cm" svg:x="1.016cm" svg:y="0.762cm">
          <draw:text-box>
            <text:p text:style-name="P4"><text:span text:style-name="T5">1</text:span><text:span text:style-name="T6"> </text:span><text:span text:style-name="T7">The Spirit of the Lord G</text:span><text:span text:style-name="T6">OD</text:span><text:span text:style-name="T7"> is upon me, because the L</text:span><text:span text:style-name="T6">ORD</text:span><text:span text:style-name="T7"> has anointed me to bring good news to the poor; he has sent me to bind up the broken-hearted, to proclaim liberty to the captives, and the opening of the prison to those who are bound;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3" draw:layer="layout" svg:width="25.908cm" svg:height="7.766cm" svg:x="1.016cm" svg:y="0.762cm">
          <draw:text-box>
            <text:p text:style-name="P5"><text:span text:style-name="T8">2</text:span><text:span text:style-name="T9"> </text:span><text:span text:style-name="T10">to proclaim the year of the L</text:span><text:span text:style-name="T9">ORD</text:span><text:span text:style-name="T10">’s favor, and the day of vengeance of our God; to comfort all who mourn; </text:span><text:span text:style-name="T8">3</text:span><text:span text:style-name="T9"> </text:span><text:span text:style-name="T10">to grant to those who mourn in Zion - to give them a beautiful headdress instead of ashes,</text:span></text:p>
            <text:p text:style-name="P4"><text:span text:style-name="T10">the oil of gladness instead of mourning,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6" draw:layer="layout" svg:width="25.908cm" svg:height="7.766cm" svg:x="1.016cm" svg:y="0.762cm">
          <draw:text-box>
            <text:p text:style-name="P6"><text:span text:style-name="T10">the garment of praise instead of a faint spirit; that they may be called oaks of righteousness, the planting of the L</text:span><text:span text:style-name="T9">ORD</text:span><text:span text:style-name="T10">, that he may be glorified.</text:span></text:p>
            <text:p text:style-name="P6"><text:span text:style-name="T8">4</text:span><text:span text:style-name="T9"> </text:span><text:span text:style-name="T10">They shall build up the ancient ruins; they shall raise up the former devastations;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3" draw:layer="layout" svg:width="25.908cm" svg:height="7.766cm" svg:x="1.016cm" svg:y="0.762cm">
          <draw:text-box>
            <text:p text:style-name="P2"><text:span text:style-name="T10">they shall repair the ruined cities, the devastations of many generations. </text:span><text:span text:style-name="T8">8</text:span><text:span text:style-name="T9"> </text:span><text:span text:style-name="T10">For I the L</text:span><text:span text:style-name="T9">ORD</text:span><text:span text:style-name="T10"> love justice;</text:span></text:p>
            <text:p text:style-name="P4"><text:span text:style-name="T12">I hate robbery and wrong; I will faithfully give them their recompense, and I will make an everlasting covenant with them.</text:span><text:span text:style-name="T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3" draw:layer="layout" svg:width="25.908cm" svg:height="7.766cm" svg:x="1.016cm" svg:y="0.762cm">
          <draw:text-box>
            <text:p text:style-name="P4"><text:span text:style-name="T14">9</text:span><text:span text:style-name="T15"> </text:span><text:span text:style-name="T12">Their offspring shall be known among the nations, and their descendants in the midst of the peoples; all who see them shall acknowledge them, that they are an offspring the L</text:span><text:span text:style-name="T15">ORD</text:span><text:span text:style-name="T12"> has blessed.</text:span><text:span text:style-name="T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3" draw:layer="layout" svg:width="25.908cm" svg:height="10.772cm" svg:x="1.016cm" svg:y="0.658cm">
          <draw:text-box>
            <text:p text:style-name="P4"><text:span text:style-name="T14">10</text:span><text:span text:style-name="T15"> </text:span><text:span text:style-name="T12">I will greatly rejoice in the L</text:span><text:span text:style-name="T15">ORD</text:span><text:span text:style-name="T12">; my soul shall exult in my God, for he has clothed me with the garments of salvation; he has covered me with the robe of righteousness, as a bridegroom decks himself like a priest with a beautiful headdress, and as a bride adorns </text:span></text:p>
            <text:p text:style-name="P4"><text:span text:style-name="T12">herself with her jewe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3" draw:layer="layout" svg:width="25.908cm" svg:height="7.766cm" svg:x="1.016cm" svg:y="0.762cm">
          <draw:text-box>
            <text:p text:style-name="P2"><text:span text:style-name="T14">11</text:span><text:span text:style-name="T15"> </text:span><text:span text:style-name="T12">For as the earth brings forth its sprouts, and as a garden causes what is sown in it to sprout up, so the Lord G</text:span><text:span text:style-name="T15">OD</text:span><text:span text:style-name="T12"> will cause righteousness and praise</text:span></text:p>
            <text:p text:style-name="P4"><text:span text:style-name="T12">to sprout up before all the nations.</text:span></text:p>
            <text:p text:style-name="P2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5:53:14.100000000</meta:creation-date>
    <dc:title>Hymn template</dc:title>
    <meta:editing-duration>PT2M42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2-13T16:06:20.294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4-12-13T15:53:13.773000000"/>
  </office:meta>
</office:document-meta>
</file>